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8553" officeooo:paragraph-rsid="001b8553"/>
    </style:style>
    <style:style style:name="P2" style:family="paragraph" style:parent-style-name="Standard" style:list-style-name="L1">
      <style:text-properties officeooo:rsid="001b8553" officeooo:paragraph-rsid="001b8553"/>
    </style:style>
    <style:style style:name="P3" style:family="paragraph" style:parent-style-name="Standard" style:list-style-name="L1">
      <style:text-properties officeooo:paragraph-rsid="001b8553"/>
    </style:style>
    <style:style style:name="P4" style:family="paragraph" style:parent-style-name="Standard" style:list-style-name="L1">
      <style:text-properties officeooo:rsid="001c9810" officeooo:paragraph-rsid="001c9810"/>
    </style:style>
    <style:style style:name="P5" style:family="paragraph" style:parent-style-name="Standard" style:list-style-name="L1">
      <style:text-properties officeooo:rsid="001eff58" officeooo:paragraph-rsid="001eff58"/>
    </style:style>
    <style:style style:name="P6" style:family="paragraph" style:parent-style-name="Standard">
      <style:text-properties officeooo:rsid="001eff58" officeooo:paragraph-rsid="001eff58"/>
    </style:style>
    <style:style style:name="T1" style:family="text">
      <style:text-properties officeooo:rsid="001b8553"/>
    </style:style>
    <style:style style:name="T2" style:family="text">
      <style:text-properties officeooo:rsid="001cce2e"/>
    </style:style>
    <style:style style:name="T3" style:family="text">
      <style:text-properties officeooo:rsid="001df1f6"/>
    </style:style>
    <style:style style:name="T4" style:family="text">
      <style:text-properties officeooo:rsid="001efab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gragacao Continua</text:p>
      <text:p text:style-name="P1"/>
      <text:list xml:id="list8040977402868499506" text:style-name="L1">
        <text:list-item>
          <text:p text:style-name="P3"><text:span text:style-name="T1">reduzir entregas</text:span></text:p>
        </text:list-item>
        <text:list-item>
          <text:p text:style-name="P2">dividir tarefas em partes <text:span text:style-name="T4">(menores)</text:span> entregaveis</text:p>
        </text:list-item>
        <text:list-item>
          <text:p text:style-name="P4">feature toggles <text:span text:style-name="T2">(liga x desliga)</text:span></text:p>
          <text:p text:style-name="P5"/>
        </text:list-item>
      </text:list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09:11:33.344528005</meta:creation-date>
    <meta:generator>LibreOffice/4.2.4.2$Linux_X86_64 LibreOffice_project/420m0$Build-2</meta:generator>
    <dc:date>2015-08-14T09:24:48.310277642</dc:date>
    <meta:editing-duration>PT3M48S</meta:editing-duration>
    <meta:editing-cycles>6</meta:editing-cycles>
    <meta:document-statistic meta:table-count="0" meta:image-count="0" meta:object-count="0" meta:page-count="1" meta:paragraph-count="5" meta:word-count="19" meta:character-count="120" meta:non-whitespace-character-count="109"/>
  </office:meta>
</office:document-meta>
</file>